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503cm"/>
          <style:tab-stop style:position="0.953cm"/>
        </style:tab-stops>
      </style:paragraph-properties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503cm"/>
          <style:tab-stop style:position="0.953cm"/>
        </style:tab-stops>
      </style:paragraph-properties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503cm"/>
          <style:tab-stop style:position="0.953cm"/>
        </style:tab-stops>
      </style:paragraph-properties>
      <style:text-properties style:font-name="Times New Roman" fo:font-size="15pt" fo:language="en" fo:country="GB" style:text-underline-style="solid" style:text-underline-width="auto" style:text-underline-color="font-color" fo:font-weight="bold" style:font-size-asian="15pt" style:font-size-complex="15pt" style:language-complex="zxx" style:country-complex="none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503cm"/>
          <style:tab-stop style:position="0.953cm"/>
        </style:tab-stops>
      </style:paragraph-properties>
      <style:text-properties style:font-name="Times New Roman" fo:font-size="15pt" fo:language="en" fo:country="GB" style:font-size-asian="15pt" style:font-size-complex="15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503cm"/>
          <style:tab-stop style:position="0.953cm"/>
        </style:tab-stops>
      </style:paragraph-properties>
      <style:text-properties fo:font-size="15pt" fo:language="fr" fo:country="FR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.503cm"/>
          <style:tab-stop style:position="0.953cm"/>
        </style:tab-stops>
      </style:paragraph-properties>
      <style:text-properties fo:font-size="15pt" fo:language="en" fo:country="GB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paragraph-properties>
        <style:tab-stops>
          <style:tab-stop style:position="0.503cm"/>
          <style:tab-stop style:position="0.953cm"/>
        </style:tab-stops>
      </style:paragraph-properties>
      <style:text-properties fo:font-size="15pt" fo:language="en" fo:country="GB" style:text-underline-style="solid" style:text-underline-width="auto" style:text-underline-color="font-color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>
      <style:text-properties fo:font-size="15pt" fo:language="en" fo:country="GB" style:text-underline-style="none" fo:background-color="#ffff00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center" style:justify-single-word="false">
        <style:tab-stops>
          <style:tab-stop style:position="0.503cm"/>
          <style:tab-stop style:position="0.953cm"/>
        </style:tab-stops>
      </style:paragraph-properties>
      <style:text-properties fo:color="#ff3333" fo:font-size="20pt" fo:language="en" fo:country="GB" style:text-underline-style="solid" style:text-underline-width="auto" style:text-underline-color="font-color" fo:font-weight="bold" fo:background-color="transparent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" style:family="text">
      <style:text-properties style:font-name="Times New Roman" fo:font-size="15pt" fo:language="en" fo:country="GB" style:font-size-asian="15pt" style:font-size-complex="15pt"/>
    </style:style>
    <style:style style:name="T2" style:family="text">
      <style:text-properties style:font-name="Times New Roman" fo:font-size="15pt" fo:language="en" fo:country="GB" style:font-size-asian="15pt" style:font-size-complex="15pt" style:language-complex="zxx" style:country-complex="none"/>
    </style:style>
    <style:style style:name="T3" style:family="text">
      <style:text-properties style:font-name="Times New Roman" fo:font-size="15pt" fo:language="en" fo:country="GB" style:text-underline-style="solid" style:text-underline-width="auto" style:text-underline-color="font-color" style:font-size-asian="15pt" style:font-size-complex="15pt"/>
    </style:style>
    <style:style style:name="T4" style:family="text">
      <style:text-properties style:font-name="Times New Roman" fo:font-size="15pt" fo:language="en" fo:country="GB" style:text-underline-style="solid" style:text-underline-width="auto" style:text-underline-color="font-color" fo:background-color="transparent" loext:char-shading-value="0" style:font-size-asian="15pt" style:font-size-complex="15pt"/>
    </style:style>
    <style:style style:name="T5" style:family="text">
      <style:text-properties style:font-name="Times New Roman" fo:font-size="15pt" fo:language="en" fo:country="GB" style:text-underline-style="none" style:font-size-asian="15pt" style:font-size-complex="15pt"/>
    </style:style>
    <style:style style:name="T6" style:family="text">
      <style:text-properties style:font-name="Times New Roman" fo:font-size="15pt" fo:language="en" fo:country="GB" style:text-underline-style="none" fo:background-color="transparent" loext:char-shading-value="0" style:font-size-asian="15pt" style:font-size-complex="15pt"/>
    </style:style>
    <style:style style:name="T7" style:family="text">
      <style:text-properties style:font-name="Times New Roman" fo:font-size="15pt" fo:language="en" fo:country="GB" style:text-underline-style="none" officeooo:rsid="000801cf" fo:background-color="transparent" loext:char-shading-value="0" style:font-size-asian="15pt" style:font-size-complex="15pt"/>
    </style:style>
    <style:style style:name="T8" style:family="text">
      <style:text-properties style:font-name="Times New Roman" fo:font-size="15pt" fo:language="en" fo:country="GB" style:text-underline-style="none" fo:background-color="#ffff00" loext:char-shading-value="0" style:font-size-asian="15pt" style:font-size-complex="15pt"/>
    </style:style>
    <style:style style:name="T9" style:family="text">
      <style:text-properties style:font-name="Times New Roman" fo:font-size="15pt" fo:language="en" fo:country="GB" style:text-underline-style="none" fo:background-color="#ffff00" loext:char-shading-value="0" style:font-size-asian="15pt" style:font-size-complex="15pt" style:language-complex="zxx" style:country-complex="none"/>
    </style:style>
    <style:style style:name="T10" style:family="text">
      <style:text-properties style:font-name="Times New Roman" fo:font-size="15pt" fo:language="en" fo:country="GB" style:text-underline-style="none" fo:background-color="#ff420e" loext:char-shading-value="0" style:font-size-asian="15pt" style:font-size-complex="15pt"/>
    </style:style>
    <style:style style:name="T11" style:family="text">
      <style:text-properties style:font-name="Times New Roman" fo:font-size="15pt" fo:language="en" fo:country="GB" fo:background-color="#ffff00" loext:char-shading-value="0" style:font-size-asian="15pt" style:font-size-complex="15pt"/>
    </style:style>
    <style:style style:name="T12" style:family="text">
      <style:text-properties fo:color="#000080" style:font-name="Times New Roman" fo:font-size="15pt" fo:language="en" fo:country="GB" style:text-underline-style="solid" style:text-underline-width="auto" style:text-underline-color="font-color" style:font-size-asian="15pt" style:font-name-complex="Times New Roman" style:font-size-complex="15pt" style:language-complex="zxx" style:country-complex="none"/>
    </style:style>
    <style:style style:name="T13" style:family="text">
      <style:text-properties fo:color="#000080" style:font-name="Times New Roman" fo:font-size="15pt" fo:language="en" fo:country="GB" style:text-underline-style="solid" style:text-underline-width="auto" style:text-underline-color="font-color" style:font-size-asian="15pt" style:font-size-complex="15pt" style:language-complex="zxx" style:country-complex="none"/>
    </style:style>
    <style:style style:name="T14" style:family="text">
      <style:text-properties fo:font-size="15pt" fo:language="en" fo:country="GB" style:font-size-asian="15pt" style:font-size-complex="15pt" style:language-complex="zxx" style:country-complex="none"/>
    </style:style>
    <style:style style:name="T15" style:family="text">
      <style:text-properties fo:font-size="15pt" fo:language="en" fo:country="GB" officeooo:rsid="000801cf" style:font-size-asian="15pt" style:font-size-complex="15pt" style:language-complex="zxx" style:country-complex="none"/>
    </style:style>
    <style:style style:name="T16" style:family="text">
      <style:text-properties style:text-line-through-style="solid" style:text-line-through-type="single" style:font-name="Times New Roman" fo:font-size="15pt" fo:language="en" fo:country="GB" style:text-underline-style="none" fo:background-color="#ffff00" loext:char-shading-value="0" style:font-size-asian="15pt" style:font-size-complex="15pt"/>
    </style:style>
    <style:style style:name="T17" style:family="text">
      <style:text-properties style:text-line-through-style="solid" style:text-line-through-type="single" style:text-position="super 58%" style:font-name="Times New Roman" fo:font-size="15pt" fo:language="en" fo:country="GB" style:text-underline-style="none" fo:background-color="#ffff00" loext:char-shading-value="0" style:font-size-asian="15pt" style:font-size-complex="15pt"/>
    </style:style>
    <style:style style:name="T18" style:family="text">
      <style:text-properties style:text-line-through-style="none" style:text-line-through-type="none" style:font-name="Times New Roman" fo:font-size="15pt" fo:language="en" fo:country="GB" fo:background-color="#ffff00" loext:char-shading-value="0" style:font-size-asian="15pt" style:font-size-complex="15pt"/>
    </style:style>
    <style:style style:name="T19" style:family="text">
      <style:text-properties style:text-line-through-style="none" style:text-line-through-type="none" style:font-name="Times New Roman" fo:font-size="15pt" fo:language="en" fo:country="GB" style:text-underline-style="none" fo:background-color="transparent" loext:char-shading-value="0" style:font-size-asian="15pt" style:font-size-complex="15pt"/>
    </style:style>
    <style:style style:name="T20" style:family="text">
      <style:text-properties style:text-line-through-style="none" style:text-line-through-type="none" style:font-name="Times New Roman" fo:font-size="15pt" fo:language="en" fo:country="GB" style:text-underline-style="none" officeooo:rsid="000801cf" fo:background-color="transparent" loext:char-shading-value="0" style:font-size-asian="15pt" style:font-size-complex="15pt"/>
    </style:style>
    <style:style style:name="T21" style:family="text">
      <style:text-properties style:text-line-through-style="none" style:text-line-through-type="none" style:font-name="Times New Roman" fo:font-size="15pt" fo:language="en" fo:country="GB" style:text-underline-style="none" fo:background-color="transparent" loext:char-shading-value="0" style:font-size-complex="15pt"/>
    </style:style>
    <style:style style:name="T22" style:family="text">
      <style:text-properties style:text-line-through-style="none" style:text-line-through-type="none" style:font-name="Times New Roman" fo:font-size="15pt" fo:language="en" fo:country="GB" style:text-underline-style="none" fo:background-color="#ffff00" loext:char-shading-value="0" style:font-size-complex="15pt"/>
    </style:style>
    <style:style style:name="T23" style:family="text">
      <style:text-properties style:text-line-through-style="none" style:text-line-through-type="none" style:font-name="Times New Roman" fo:font-size="15pt" fo:language="en" fo:country="GB" style:text-underline-style="solid" style:text-underline-width="auto" style:text-underline-color="font-color" fo:background-color="transparent" loext:char-shading-value="0" style:font-size-complex="15pt"/>
    </style:style>
    <style:style style:name="T24" style:family="text">
      <style:text-properties style:text-line-through-style="none" style:text-line-through-type="none" style:text-position="super 58%" style:font-name="Times New Roman" fo:font-size="15pt" fo:language="en" fo:country="GB" fo:background-color="#ffff00" loext:char-shading-value="0" style:font-size-asian="15pt" style:font-size-complex="15pt"/>
    </style:style>
    <style:style style:name="T25" style:family="text">
      <style:text-properties style:text-position="super 58%" style:font-name="Times New Roman" fo:font-size="15pt" fo:language="en" fo:country="GB" fo:background-color="#ffff00" loext:char-shading-value="0" style:font-size-asian="15pt" style:font-size-complex="15pt"/>
    </style:style>
    <style:style style:name="T26" style:family="text">
      <style:text-properties officeooo:rsid="00064635"/>
    </style:style>
    <style:style style:name="T27" style:family="text">
      <style:text-properties officeooo:rsid="0009b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t the Wonderies of Lumens</text:p>
      <text:p text:style-name="P9"/>
      <text:p text:style-name="P6"/>
      <text:p text:style-name="P7">Presentation:</text:p>
      <text:p text:style-name="P8">At the <text:span text:style-name="T26">W</text:span>onderies of Lumens is a complete atmosphere mod that adds a store and its owners to the game, a couple of bizarre dwarves. This store is the starting point to a series of four small quests.</text:p>
      <text:p text:style-name="P8">The first quest will allow you to meet an ogre who has a problem. If you want to help him, you could possibly hire hi<text:span text:style-name="T26">m as a party member.</text:span> If you do so, consider him a "One Day NPC": he has yet to <text:span text:style-name="T27">be given any</text:span> special <text:span text:style-name="T26">dialogue</text:span>, other than what is needed in the quest.</text:p>
      <text:p text:style-name="P6"/>
      <text:p text:style-name="P6"/>
      <text:p text:style-name="P7">Note:</text:p>
      <text:p text:style-name="P6">You <text:span text:style-name="T26">will need to </text:span>begin a new game to fully enjoy this mod, because it places new items and spells in certain areas, which can not be done <text:span text:style-name="T26">if you have already visited these areas in your game.</text:span></text:p>
      <text:p text:style-name="P6"/>
      <text:p text:style-name="P6"/>
      <text:p text:style-name="P3">Links and contact:</text:p>
      <text:p text:style-name="P2"><text:span text:style-name="T2"><text:tab/>Contact, consulting, bug reports: </text:span><text:a xlink:type="simple" xlink:href="mailto:deratiseur@gmail.com?subject=DUKP%20:%20Deratiseur's%20Unused%20Kits%20Pack" text:style-name="Internet_20_link" text:visited-style-name="Visited_20_Internet_20_Link"><text:span text:style-name="T12">deratiseur@gmail.com</text:span></text:a></text:p>
      <text:p text:style-name="P4"/>
      <text:p text:style-name="P4"/>
      <text:p text:style-name="P3">Thanks:</text:p>
      <text:p text:style-name="P2"><text:span text:style-name="T2"><text:tab/>To Andrew Bridges for his software: </text:span><text:a xlink:type="simple" xlink:href="http://www.teambg.org/forum/index.php?action=downloads;sa=view;down=9" text:style-name="Internet_20_link" text:visited-style-name="Visited_20_Internet_20_Link"><text:span text:style-name="T12">Bam Workshop 2</text:span></text:a></text:p>
      <text:p text:style-name="P2"><text:span text:style-name="T2"><text:tab/>To Igi for his knowledge base: </text:span><text:a xlink:type="simple" xlink:href="http://iesdp.gibberlings3.net/" text:style-name="Internet_20_link" text:visited-style-name="Visited_20_Internet_20_Link"><text:span text:style-name="ACRONYM"><text:span text:style-name="T13">IESDP</text:span></text:span></text:a></text:p>
      <text:p text:style-name="P2"><text:span text:style-name="T2"><text:tab/>To Avenger for his software: </text:span><text:a xlink:type="simple" xlink:href="http://forums.gibberlings3.net/index.php?showtopic=11824&amp;st=0&amp;" text:style-name="Internet_20_link" text:visited-style-name="Visited_20_Internet_20_Link"><text:span text:style-name="T12">DLTC Editor Pro</text:span></text:a></text:p>
      <text:p text:style-name="P2"><text:span text:style-name="T2"><text:tab/>To Jon Olav Hauglid for his software: </text:span><text:a xlink:type="simple" xlink:href="http://www.idi.ntnu.no/~joh/ni/" text:style-name="Internet_20_link" text:visited-style-name="Visited_20_Internet_20_Link"><text:span text:style-name="T12">Near Infinity</text:span></text:a></text:p>
      <text:p text:style-name="P2"><text:span text:style-name="T2"><text:tab/>To Aaron O'Neil for his software: </text:span><text:a xlink:type="simple" xlink:href="http://www.mud-master.com/shadowkeeper/" text:style-name="Internet_20_link" text:visited-style-name="Visited_20_Internet_20_Link"><text:span text:style-name="T12">ShadowKeeper</text:span></text:a></text:p>
      <text:p text:style-name="P2"><text:span text:style-name="T2"><text:tab/>To Troodon80 for updating ShadowKeeper: </text:span><text:a xlink:type="simple" xlink:href="http://forum.baldursgate.com/discussion/16497/eekeeper/p1" text:style-name="Internet_20_link" text:visited-style-name="Visited_20_Internet_20_Link"><text:span text:style-name="T14">EEKeeper</text:span></text:a></text:p>
      <text:p text:style-name="P2"><text:span text:style-name="T2"><text:tab/>To Wes Weimer for his install system: </text:span><text:a xlink:type="simple" xlink:href="http://www.weidu.org/" text:style-name="Internet_20_link" text:visited-style-name="Visited_20_Internet_20_Link"><text:span text:style-name="ACRONYM"><text:span text:style-name="T13">WeiDU</text:span></text:span></text:a></text:p>
      <text:p text:style-name="P2"><text:span text:style-name="ACRONYM"><text:span text:style-name="T2"><text:tab/>To The_Bigg and Wisp to assure the continuity of install system </text:span></text:span><text:a xlink:type="simple" xlink:href="http://forums.pocketplane.net/index.php/board,44.0.html" text:style-name="Internet_20_link" text:visited-style-name="Visited_20_Internet_20_Link"><text:span text:style-name="ACRONYM">WeiDU</text:span></text:a></text:p>
      <text:p text:style-name="P2"><text:span text:style-name="T2"><text:tab/>To the team </text:span><text:a xlink:type="simple" xlink:href="http://www.baldursgateworld.fr/lacouronne/" text:style-name="Internet_20_link" text:visited-style-name="Visited_20_Internet_20_Link"><text:span text:style-name="T12">La couronne de cuivre</text:span></text:a><text:span text:style-name="T2">, that have disposed a room for me.</text:span></text:p>
      <text:p text:style-name="P4"><text:tab/>To Freddy_Gwendo for his many reworks of maps and advices. The mod would probably not be so advanced without his help.</text:p>
      <text:p text:style-name="P4"><text:tab/>To isaya for his advice and suggestions.</text:p>
      <text:p text:style-name="P4"><text:tab/>To Elzen, Almateria and Cocrane for the portraits, bams and various resources.</text:p>
      <text:p text:style-name="P2"><text:span text:style-name="ACRONYM"><text:span text:style-name="T2"><text:tab/>To Monte Cook for everything he wrote and the hours of fun I experienced reading.</text:span></text:span></text:p>
      <text:p text:style-name="P2"><text:span text:style-name="ACRONYM"><text:span text:style-name="T2"><text:tab/>To my partner, </text:span></text:span><text:span text:style-name="ACRONYM"><text:span text:style-name="T14"><text:s/></text:span></text:span><text:span text:style-name="ACRONYM"><text:span text:style-name="T15">because</text:span></text:span><text:span text:style-name="ACRONYM"><text:span text:style-name="T14"> if she </text:span></text:span><text:span text:style-name="ACRONYM"><text:span text:style-name="T15">di</text:span></text:span><text:span text:style-name="ACRONYM"><text:span text:style-name="T14">dn't give me a very hard time, I wouldn't push myself, body and soul, into programming</text:span></text:span><text:span text:style-name="ACRONYM"><text:span text:style-name="T2"> :-/</text:span></text:span></text:p>
      <text:p text:style-name="P2"><text:span text:style-name="ACRONYM"><text:span text:style-name="T2"/></text:span></text:p>
      <text:p text:style-name="P2"><text:span text:style-name="ACRONYM"><text:span text:style-name="T2"/></text:span></text:p>
      <text:p text:style-name="P3">Version History:</text:p>
      <text:p text:style-name="P1"><text:span text:style-name="ACRONYM"><text:span text:style-name="T3">06/05/2015 : v1</text:span></text:span></text:p>
      <text:p text:style-name="P1"><text:span text:style-name="ACRONYM"><text:span text:style-name="T1"><text:tab/><text:tab/>- Initial release on internet.</text:span></text:span></text:p>
      <text:p text:style-name="P1"><text:span text:style-name="ACRONYM"><text:span text:style-name="T2"/></text:span></text:p>
      <text:p text:style-name="P1"><text:span text:style-name="ACRONYM"><text:span text:style-name="T3">09/05/2015 : v2</text:span></text:span></text:p>
      <text:p text:style-name="P1"><text:span text:style-name="ACRONYM"><text:span text:style-name="T5"><text:tab/></text:span></text:span><text:span text:style-name="ACRONYM"><text:span text:style-name="T3">Improvements:</text:span></text:span></text:p>
      <text:p text:style-name="P1"><text:span text:style-name="ACRONYM"><text:span text:style-name="T1"><text:tab/><text:tab/>- Added BG2EE compatibility</text:span></text:span></text:p>
      <text:p text:style-name="P1"><text:soft-page-break/><text:span text:style-name="ACRONYM"><text:span text:style-name="T1"><text:tab/><text:tab/>- Fixed the wrong price of levels 1 and 2 scrolls of the store.</text:span></text:span></text:p>
      <text:p text:style-name="P1"><text:span text:style-name="ACRONYM"><text:span text:style-name="T2"/></text:span></text:p>
      <text:p text:style-name="P1"><text:span text:style-name="ACRONYM"><text:span text:style-name="T3">00/00/2015 : v3</text:span></text:span></text:p>
      <text:p text:style-name="P1"><text:span text:style-name="ACRONYM"><text:span text:style-name="T5"><text:tab/></text:span></text:span><text:span text:style-name="ACRONYM"><text:span text:style-name="T3">Changes:</text:span></text:span></text:p>
      <text:p text:style-name="P1"><text:span text:style-name="ACRONYM"><text:span text:style-name="T6"><text:tab/><text:tab/>- Change of mod name: it becomes "At the </text:span></text:span><text:span text:style-name="ACRONYM"><text:span text:style-name="T7">W</text:span></text:span><text:span text:style-name="ACRONYM"><text:span text:style-name="T6">onderies of Lumens", from the name of the store where all the adventures of this mod begin.</text:span></text:span></text:p>
      <text:p text:style-name="P1"><text:span text:style-name="ACRONYM"><text:span text:style-name="T6"><text:tab/><text:tab/>- Complete reorganization of files.</text:span></text:span></text:p>
      <text:p text:style-name="P1"><text:span text:style-name="ACRONYM"><text:span text:style-name="T8"><text:tab/><text:tab/>- Complete renumbering of dialogue files.</text:span></text:span><text:span text:style-name="ACRONYM"><text:span text:style-name="T10"> Reinstall to test</text:span></text:span></text:p>
      <text:p text:style-name="P1"><text:span text:style-name="ACRONYM"><text:span text:style-name="T5"><text:tab/></text:span></text:span><text:span text:style-name="ACRONYM"><text:span text:style-name="T3">Improvement:</text:span></text:span></text:p>
      <text:p text:style-name="P1"><text:span text:style-name="ACRONYM"><text:span text:style-name="T5"><text:tab/><text:tab/>- Merchant install in a real store, with its keeper.</text:span></text:span></text:p>
      <text:p text:style-name="P1"><text:span text:style-name="ACRONYM"><text:span text:style-name="T16"><text:tab/><text:tab/>- Improvement of characters with scripts, equipments and dialogues.</text:span></text:span></text:p>
      <text:p text:style-name="P1"><text:span text:style-name="ACRONYM"><text:span text:style-name="T5"><text:tab/></text:span></text:span><text:span text:style-name="ACRONYM"><text:span text:style-name="T3">Added:</text:span></text:span></text:p>
      <text:p text:style-name="P1"><text:span text:style-name="ACRONYM"><text:span text:style-name="T8"><text:tab/><text:tab/>- Added the woman of Lumens, Ebwen, a seamstress who works as blacksmith.</text:span></text:span></text:p>
      <text:p text:style-name="P2"><text:span text:style-name="ACRONYM"><text:span text:style-name="T9"><text:tab/><text:tab/>- Added a second store and its owner, Agenor Parcilofann, needed for future quests.</text:span></text:span></text:p>
      <text:p text:style-name="P1"><text:span text:style-name="ACRONYM"><text:span text:style-name="T11"><text:tab/><text:tab/>- Added 2</text:span></text:span><text:span text:style-name="ACRONYM"><text:span text:style-name="T25">nd</text:span></text:span><text:span text:style-name="ACRONYM"><text:span text:style-name="T11"> quest: "Finding the lost shop assistant"</text:span></text:span></text:p>
      <text:p text:style-name="P1"><text:span text:style-name="ACRONYM"><text:span text:style-name="T18"><text:tab/><text:tab/>- Added 4</text:span></text:span><text:span text:style-name="ACRONYM"><text:span text:style-name="T24">th</text:span></text:span><text:span text:style-name="ACRONYM"><text:span text:style-name="T18"> quest: "Golem Problem"</text:span></text:span></text:p>
      <text:p text:style-name="P1"><text:span text:style-name="ACRONYM"><text:span text:style-name="T16"><text:tab/><text:tab/>- Added 5</text:span></text:span><text:span text:style-name="ACRONYM"><text:span text:style-name="T17">th</text:span></text:span><text:span text:style-name="ACRONYM"><text:span text:style-name="T16"> quest: "Where is Lumens?"</text:span></text:span></text:p>
      <text:p text:style-name="P1"><text:span text:style-name="ACRONYM"><text:span text:style-name="T19"><text:tab/><text:tab/>- Store n°1: three items added: Elixir of </text:span></text:span><text:span text:style-name="ACRONYM"><text:span text:style-name="T20">N</text:span></text:span><text:span text:style-name="ACRONYM"><text:span text:style-name="T19">ext Morning, Awakening-Director and Fast </text:span></text:span><text:span text:style-name="ACRONYM"><text:span text:style-name="T20">R</text:span></text:span><text:span text:style-name="ACRONYM"><text:span text:style-name="T19">eading </text:span></text:span><text:span text:style-name="ACRONYM"><text:span text:style-name="T20">G</text:span></text:span><text:span text:style-name="ACRONYM"><text:span text:style-name="T19">lasses.</text:span></text:span></text:p>
      <text:p text:style-name="P1"><text:span text:style-name="ACRONYM"><text:span text:style-name="T6"><text:tab/></text:span></text:span><text:span text:style-name="ACRONYM"><text:span text:style-name="T4">Fixes:</text:span></text:span></text:p>
      <text:p text:style-name="P1"><text:span text:style-name="ACRONYM"><text:span text:style-name="T19"><text:tab/><text:tab/>- Store n°1:</text:span></text:span><text:span text:style-name="ACRONYM"><text:span text:style-name="T5"> reformatting text of items, deleting the duplicate name.</text:span></text:span></text:p>
      <text:p text:style-name="P1"><text:span text:style-name="ACRONYM"><text:span text:style-name="T19"><text:tab/><text:tab/>- Store n°1:</text:span></text:span><text:span text:style-name="ACRONYM"><text:span text:style-name="T5"> text change of the ring of almost invisibility, and adding the chance </text:span></text:span><text:span text:style-name="ACRONYM"><text:span text:style-name="T1">(17%) to become really invisible for some seconds.</text:span></text:span></text:p>
      <text:p text:style-name="P1"><text:span text:style-name="ACRONYM"><text:span text:style-name="T19"><text:tab/><text:tab/>- Store n°1: adding a previously missing file causing some items findable into the Beggar's Bag of wonders</text:span></text:span><text:span text:style-name="ACRONYM"><text:span text:style-name="T1">.</text:span></text:span></text:p>
      <text:p text:style-name="P1"><text:span text:style-name="ACRONYM"><text:span text:style-name="T6"><text:tab/><text:tab/>- Quest n°1: fixing an error in Lumens' dialogue that prevented to actually finish the quest. (No one has reported me that: who really uses my mod?:( <text:s text:c="2"/>) <text:tab/><text:tab/><text:tab/></text:span></text:span><text:span text:style-name="ACRONYM"><text:span text:style-name="T10">Reinstall to test</text:span></text:span></text:p>
      <text:p text:style-name="P1"><text:span text:style-name="ACRONYM"><text:span text:style-name="T6"><text:tab/><text:tab/>- Quest n°1: adding a second location where one can find the pink lotus, in order not to have only one.</text:span></text:span></text:p>
      <text:p text:style-name="P5"><text:span text:style-name="ACRONYM"><text:span text:style-name="T22"><text:tab/><text:tab/>- Quest n°1: adding the missing biography of Tragar. (Mainly to explain his name change at some point)</text:span></text:span></text:p>
      <text:p text:style-name="P5"><text:span text:style-name="ACRONYM"><text:span text:style-name="T21"><text:tab/></text:span></text:span><text:span text:style-name="ACRONYM"><text:span text:style-name="T23">Item changes:</text:span></text:span></text:p>
      <text:p text:style-name="P5"><text:span text:style-name="ACRONYM"><text:span text:style-name="T21"><text:tab/><text:tab/>- The spell "Anti-transformation into a chicken" becomes "Dechickenator" and change of the introductory tex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CRONYM" style:family="text"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8M7S</meta:editing-duration>
    <meta:editing-cycles>52</meta:editing-cycles>
    <meta:generator>LibreOffice/5.0.1.2$Windows_x86 LibreOffice_project/81898c9f5c0d43f3473ba111d7b351050be20261</meta:generator>
    <dc:date>2017-04-18T19:39:05.322000000</dc:date>
    <meta:document-statistic meta:table-count="0" meta:image-count="0" meta:object-count="0" meta:page-count="2" meta:paragraph-count="54" meta:word-count="607" meta:character-count="3496" meta:non-whitespace-character-count="2874"/>
    <meta:user-defined meta:name="Info 1"/>
    <meta:user-defined meta:name="Info 2"/>
    <meta:user-defined meta:name="Info 3"/>
    <meta:user-defined meta:name="Info 4"/>
  </office:meta>
</office:document-meta>
</file>